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P3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8" style:family="paragraph" style:parent-style-name="Text_20_body">
      <style:text-properties officeooo:rsid="001ade94" officeooo:paragraph-rsid="001ade94"/>
    </style:style>
    <style:style style:name="T1" style:family="text">
      <style:text-properties fo:color="#000000" style:font-name="Georgia" fo:font-size="16pt" style:font-size-asian="16pt" style:font-size-complex="16pt"/>
    </style:style>
    <style:style style:name="T2" style:family="text">
      <style:text-properties fo:color="#000000" style:font-name="Georgia" fo:font-size="16pt" officeooo:rsid="001ac768" style:font-size-asian="16pt" style:font-size-complex="16pt"/>
    </style:style>
    <style:style style:name="T3" style:family="text"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b3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><text:span text:style-name="T1">Lab number: </text:span><text:span text:style-name="T2">3</text:span></text:p>
      <text:p text:style-name="P7"><text:span text:style-name="T1">Lab Title <text:s text:c="5"/>: <text:s/>Creating a larger wired topology</text:span></text:p>
      <text:h text:style-name="P4" text:outline-level="3"><text:span text:style-name="T3">Abstract:</text:span></text:h>
      <text:p text:style-name="P8">This lab was important because it allows for experimenting with many different network. It was possible to run many different scenarios that represent real-world situations.</text:p>
      <text:h text:style-name="P4" text:outline-level="3"><text:span text:style-name="T3">Aim objectives and goal:</text:span></text:h>
      <text:p text:style-name="P8">This lab sheet has the goal of exposing many different types of wired topologies and network protocols <text:span text:style-name="T5">by running many different files. The overall aim is to prepare for any scenario that may be presented for coursework.</text:span></text:p>
      <text:h text:style-name="P2" text:outline-level="3">Observation/ Results and Discussion:</text:h>
      <text:p text:style-name="P6">Write your observation and discussion to show your understanding, use and add whatever you think helps you to present a good understanding (e.g. screenshots, references …etc.)</text:p>
      <text:p text:style-name="P1"/>
      <text:p text:style-name="Standard"/>
      <text:p text:style-name="Standard"/>
      <text:p text:style-name="P6">Note that this is an individual lab which means that MUST be your own wor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dress Skloul Ibrahim</meta:initial-creator>
    <meta:editing-cycles>12</meta:editing-cycles>
    <meta:print-date>2017-10-19T15:15:00</meta:print-date>
    <meta:creation-date>2019-09-20T11:35:00</meta:creation-date>
    <dc:date>2020-10-30T20:31:09.234636747</dc:date>
    <meta:editing-duration>PT40M59S</meta:editing-duration>
    <meta:generator>LibreOffice/6.4.6.2$Linux_X86_64 LibreOffice_project/40$Build-2</meta:generator>
    <meta:document-statistic meta:table-count="0" meta:image-count="0" meta:object-count="0" meta:page-count="1" meta:paragraph-count="9" meta:word-count="123" meta:character-count="775" meta:non-whitespace-character-count="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